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2.211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7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01cm" svg:height="1.608cm" svg:x="9.89cm" svg:y="1.0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93cm" svg:height="1.356cm" svg:x="10.144cm" svg:y="0.801cm">
          <draw:text-box>
            <text:p text:style-name="P1"><text:span text:style-name="T1">Prepare Cable</text:span></text:p>
          </draw:text-box>
        </draw:frame>
        <draw:custom-shape draw:style-name="gr4" draw:text-style-name="P1" draw:layer="layout" svg:width="6.096cm" svg:height="6.096cm" svg:x="10.652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524cm" svg:height="2.461cm" svg:x="12.895cm" svg:y="13.548cm">
          <draw:text-box>
            <text:p text:style-name="P1"><text:span text:style-name="T1">6</text:span></text:p>
          </draw:text-box>
        </draw:frame>
        <draw:custom-shape draw:style-name="gr2" draw:text-style-name="P1" draw:layer="layout" svg:width="5.715cm" svg:height="1.608cm" svg:x="10.838cm" svg:y="9.6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139cm" svg:x="10.863cm" svg:y="9.879cm">
          <draw:text-box>
            <text:p text:style-name="P3"><text:span text:style-name="T2">Unroll Cable</text:span></text:p>
          </draw:text-box>
        </draw:frame>
        <draw:custom-shape draw:style-name="gr4" draw:text-style-name="P1" draw:layer="layout" svg:width="6.096cm" svg:height="6.096cm" svg:x="18.55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524cm" svg:height="2.461cm" svg:x="20.795cm" svg:y="13.523cm">
          <draw:text-box>
            <text:p text:style-name="P1"><text:span text:style-name="T1">7</text:span></text:p>
          </draw:text-box>
        </draw:frame>
        <draw:custom-shape draw:style-name="gr2" draw:text-style-name="P1" draw:layer="layout" svg:width="5.715cm" svg:height="1.608cm" svg:x="18.738cm" svg:y="9.60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139cm" svg:x="18.763cm" svg:y="9.854cm">
          <draw:text-box>
            <text:p text:style-name="P3"><text:span text:style-name="T2">Place Cable</text:span></text:p>
          </draw:text-box>
        </draw:frame>
        <draw:custom-shape draw:style-name="gr6" draw:text-style-name="P1" draw:layer="layout" svg:width="6.096cm" svg:height="6.096cm" svg:x="2.752cm" svg:y="7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2" draw:layer="layout" svg:width="1.524cm" svg:height="2.461cm" svg:x="4.995cm" svg:y="13.523cm">
          <draw:text-box>
            <text:p text:style-name="P1"><text:span text:style-name="T1">5</text:span></text:p>
          </draw:text-box>
        </draw:frame>
        <draw:custom-shape draw:style-name="gr2" draw:text-style-name="P1" draw:layer="layout" svg:width="5.715cm" svg:height="1.608cm" svg:x="2.938cm" svg:y="9.60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2.963cm" svg:y="9.454cm">
          <draw:text-box>
            <text:p text:style-name="P3"><text:span text:style-name="T2">Take Out</text:span></text:p>
            <text:p text:style-name="P3"><text:span text:style-name="T2">C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0:37.497859672</meta:creation-date>
    <dc:date>2016-06-06T10:48:32.431569846</dc:date>
    <meta:editing-duration>PT26M43S</meta:editing-duration>
    <meta:editing-cycles>7</meta:editing-cycles>
    <meta:generator>LibreOffice/4.2.8.2$Linux_X86_64 LibreOffice_project/420m0$Build-2</meta:generator>
    <meta:document-statistic meta:object-count="15"/>
  </office:meta>
</office:document-meta>
</file>